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rnoor" svg:font-family="Narnoor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arnoor" style:font-name-complex="Narno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\# Rendering Check</text:p>
      <text:p text:style-name="P1">check: <text:s/>RenderingUnknown</text:p>
      <text:p text:style-name="P1">\# Consonants with matras</text:p>
      <text:p text:style-name="P1">11D6C: ya 𑵬𑶊 𑵬𑶋 𑵬𑶌 𑵬𑶍 𑵬𑶎 𑵬𑶐 𑵬𑶑 𑵬𑶓 𑵬𑶔</text:p>
      <text:p text:style-name="P1">11D6D: va 𑵭𑶊 𑵭𑶋 𑵭𑶌 𑵭𑶍 𑵭𑶎 𑵭𑶐 𑵭𑶑 𑵭𑶓 𑵭𑶔</text:p>
      <text:p text:style-name="P1">11D6E: ba 𑵮𑶊 𑵮𑶋 𑵮𑶌 𑵮𑶍 𑵮𑶎 𑵮𑶐 𑵮𑶑 𑵮𑶓 𑵮𑶔</text:p>
      <text:p text:style-name="P1">11D6F: bha 𑵯𑶊 𑵯𑶋 𑵯𑶌 𑵯𑶍 𑵯𑶎 𑵯𑶐 𑵯𑶑 𑵯𑶓 𑵯𑶔</text:p>
      <text:p text:style-name="P1">11D70: ma 𑵰𑶊 𑵰𑶋 𑵰𑶌 𑵰𑶍 𑵰𑶎 𑵰𑶐 𑵰𑶑 𑵰𑶓 𑵰𑶔</text:p>
      <text:p text:style-name="P1">11D71: ka 𑵱𑶊 𑵱𑶋 𑵱𑶌 𑵱𑶍 𑵱𑶎 𑵱𑶐 𑵱𑶑 𑵱𑶓 𑵱𑶔</text:p>
      <text:p text:style-name="P1">11D72: kha 𑵲𑶊 𑵲𑶋 𑵲𑶌 𑵲𑶍 𑵲𑶎 𑵲𑶐 𑵲𑶑 𑵲𑶓 𑵲𑶔</text:p>
      <text:p text:style-name="P1">11D73: ta 𑵳𑶊 𑵳𑶋 𑵳𑶌 𑵳𑶍 𑵳𑶎 𑵳𑶐 𑵳𑶑 𑵳𑶓 𑵳𑶔</text:p>
      <text:p text:style-name="P1">11D74: tha 𑵴𑶊 𑵴𑶋 𑵴𑶌 𑵴𑶍 𑵴𑶎 𑵴𑶐 𑵴𑶑 𑵴𑶓 𑵴𑶔</text:p>
      <text:p text:style-name="P1">11D75: la 𑵵𑶊 𑵵𑶋 𑵵𑶌 𑵵𑶍 𑵵𑶎 𑵵𑶐 𑵵𑶑 𑵵𑶓 𑵵𑶔</text:p>
      <text:p text:style-name="P1">11D76: ga 𑵶𑶊 𑵶𑶋 𑵶𑶌 𑵶𑶍 𑵶𑶎 𑵶𑶐 𑵶𑶑 𑵶𑶓 𑵶𑶔</text:p>
      <text:p text:style-name="P1">11D77: gha 𑵷𑶊 𑵷𑶋 𑵷𑶌 𑵷𑶍 𑵷𑶎 𑵷𑶐 𑵷𑶑 𑵷𑶓 𑵷𑶔</text:p>
      <text:p text:style-name="P1">11D78: da 𑵸𑶊 𑵸𑶋 𑵸𑶌 𑵸𑶍 𑵸𑶎 𑵸𑶐 𑵸𑶑 𑵸𑶓 𑵸𑶔</text:p>
      <text:p text:style-name="P1">11D79: dha 𑵹𑶊 𑵹𑶋 𑵹𑶌 𑵹𑶍 𑵹𑶎 𑵹𑶐 𑵹𑶑 𑵹𑶓 𑵹𑶔</text:p>
      <text:p text:style-name="P1">11D7A: na 𑵺𑶊 𑵺𑶋 𑵺𑶌 𑵺𑶍 𑵺𑶎 𑵺𑶐 𑵺𑶑 𑵺𑶓 𑵺𑶔</text:p>
      <text:p text:style-name="P1">11D7B: ca 𑵻𑶊 𑵻𑶋 𑵻𑶌 𑵻𑶍 𑵻𑶎 𑵻𑶐 𑵻𑶑 𑵻𑶓 𑵻𑶔</text:p>
      <text:p text:style-name="P1">11D7C: cha 𑵼𑶊 𑵼𑶋 𑵼𑶌 𑵼𑶍 𑵼𑶎 𑵼𑶐 𑵼𑶑 𑵼𑶓 𑵼𑶔</text:p>
      <text:p text:style-name="P1">11D7D: tta 𑵽𑶊 𑵽𑶋 𑵽𑶌 𑵽𑶍 𑵽𑶎 𑵽𑶐 𑵽𑶑 𑵽𑶓 𑵽𑶔</text:p>
      <text:p text:style-name="P1">11D7E: ttha 𑵾𑶊 𑵾𑶋 𑵾𑶌 𑵾𑶍 𑵾𑶎 𑵾𑶐 𑵾𑶑 𑵾𑶓 𑵾𑶔</text:p>
      <text:p text:style-name="P1">11D7F: lla 𑵿𑶊 𑵿𑶋 𑵿𑶌 𑵿𑶍 𑵿𑶎 𑵿𑶐 𑵿𑶑 𑵿𑶓 𑵿𑶔</text:p>
      <text:p text:style-name="P1">11D80: ja 𑶀𑶊 𑶀𑶋 𑶀𑶌 𑶀𑶍 𑶀𑶎 𑶀𑶐 𑶀𑶑 𑶀𑶓 𑶀𑶔</text:p>
      <text:p text:style-name="P1">11D81: jha 𑶁𑶊 𑶁𑶋 𑶁𑶌 𑶁𑶍 𑶁𑶎 𑶁𑶐 𑶁𑶑 𑶁𑶓 𑶁𑶔</text:p>
      <text:p text:style-name="P1">11D82: dda 𑶂𑶊 𑶂𑶋 𑶂𑶌 𑶂𑶍 𑶂𑶎 𑶂𑶐 𑶂𑶑 𑶂𑶓 𑶂𑶔</text:p>
      <text:p text:style-name="P1">11D83: ddha 𑶃𑶊 𑶃𑶋 𑶃𑶌 𑶃𑶍 𑶃𑶎 𑶃𑶐 𑶃𑶑 𑶃𑶓 𑶃𑶔</text:p>
      <text:p text:style-name="P1">11D84: nga 𑶄𑶊 𑶄𑶋 𑶄𑶌 𑶄𑶍 𑶄𑶎 𑶄𑶐 𑶄𑶑 𑶄𑶓 𑶄𑶔</text:p>
      <text:p text:style-name="P1">11D85: pa 𑶅𑶊 𑶅𑶋 𑶅𑶌 𑶅𑶍 𑶅𑶎 𑶅𑶐 𑶅𑶑 𑶅𑶓 𑶅𑶔</text:p>
      <text:p text:style-name="P1">11D86: pha 𑶆𑶊 𑶆𑶋 𑶆𑶌 𑶆𑶍 𑶆𑶎 𑶆𑶐 𑶆𑶑 𑶆𑶓 𑶆𑶔</text:p>
      <text:p text:style-name="P1">11D87: ha 𑶇𑶊 𑶇𑶋 𑶇𑶌 𑶇𑶍 𑶇𑶎 𑶇𑶐 𑶇𑶑 𑶇𑶓 𑶇𑶔</text:p>
      <text:p text:style-name="P1">11D88: ra 𑶈𑶊 𑶈𑶋 𑶈𑶌 𑶈𑶍 𑶈𑶎 𑶈𑶐 𑶈𑶑 𑶈𑶓 𑶈𑶔</text:p>
      <text:p text:style-name="P1">11D89: sa 𑶉𑶊 𑶉𑶋 𑶉𑶌 𑶉𑶍 𑶉𑶎 𑶉𑶐 𑶉𑶑 𑶉𑶓 𑶉𑶔</text:p>
      <text:p text:style-name="P1">25CC: dottedcircle ◌𑶊 ◌𑶋 ◌𑶌 ◌𑶍 ◌𑶎 ◌𑶐 ◌𑶑 ◌𑶓 ◌𑶔</text:p>
      <text:p text:style-name="P1">\# Consonants with matras in a frame</text:p>
      <text:p text:style-name="P1">11D6C: ya 𑵬𑶊𑵬 𑵬𑶋𑵬 𑵬𑶌𑵬 𑵬𑶍𑵬 𑵬𑶎𑵬 𑵬𑶐𑵬 𑵬𑶑𑵬 𑵬𑶓𑵬 𑵬𑶔𑵬</text:p>
      <text:p text:style-name="P1"><text:soft-page-break/>11D6D: va 𑵭𑶊𑵭 𑵭𑶋𑵭 𑵭𑶌𑵭 𑵭𑶍𑵭 𑵭𑶎𑵭 𑵭𑶐𑵭 𑵭𑶑𑵭 𑵭𑶓𑵭 𑵭𑶔𑵭</text:p>
      <text:p text:style-name="P1">11D6E: ba 𑵮𑶊𑵮 𑵮𑶋𑵮 𑵮𑶌𑵮 𑵮𑶍𑵮 𑵮𑶎𑵮 𑵮𑶐𑵮 𑵮𑶑𑵮 𑵮𑶓𑵮 𑵮𑶔𑵮</text:p>
      <text:p text:style-name="P1">11D6F: bha 𑵯𑶊𑵯 𑵯𑶋𑵯 𑵯𑶌𑵯 𑵯𑶍𑵯 𑵯𑶎𑵯 𑵯𑶐𑵯 𑵯𑶑𑵯 𑵯𑶓𑵯 𑵯𑶔𑵯</text:p>
      <text:p text:style-name="P1">11D70: ma 𑵰𑶊𑵰 𑵰𑶋𑵰 𑵰𑶌𑵰 𑵰𑶍𑵰 𑵰𑶎𑵰 𑵰𑶐𑵰 𑵰𑶑𑵰 𑵰𑶓𑵰 𑵰𑶔𑵰</text:p>
      <text:p text:style-name="P1">11D71: ka 𑵱𑶊𑵱 𑵱𑶋𑵱 𑵱𑶌𑵱 𑵱𑶍𑵱 𑵱𑶎𑵱 𑵱𑶐𑵱 𑵱𑶑𑵱 𑵱𑶓𑵱 𑵱𑶔𑵱</text:p>
      <text:p text:style-name="P1">11D72: kha 𑵲𑶊𑵲 𑵲𑶋𑵲 𑵲𑶌𑵲 𑵲𑶍𑵲 𑵲𑶎𑵲 𑵲𑶐𑵲 𑵲𑶑𑵲 𑵲𑶓𑵲 𑵲𑶔𑵲</text:p>
      <text:p text:style-name="P1">11D73: ta 𑵳𑶊𑵳 𑵳𑶋𑵳 𑵳𑶌𑵳 𑵳𑶍𑵳 𑵳𑶎𑵳 𑵳𑶐𑵳 𑵳𑶑𑵳 𑵳𑶓𑵳 𑵳𑶔𑵳</text:p>
      <text:p text:style-name="P1">11D74: tha 𑵴𑶊𑵴 𑵴𑶋𑵴 𑵴𑶌𑵴 𑵴𑶍𑵴 𑵴𑶎𑵴 𑵴𑶐𑵴 𑵴𑶑𑵴 𑵴𑶓𑵴 𑵴𑶔𑵴</text:p>
      <text:p text:style-name="P1">11D75: la 𑵵𑶊𑵵 𑵵𑶋𑵵 𑵵𑶌𑵵 𑵵𑶍𑵵 𑵵𑶎𑵵 𑵵𑶐𑵵 𑵵𑶑𑵵 𑵵𑶓𑵵 𑵵𑶔𑵵</text:p>
      <text:p text:style-name="P1">11D76: ga 𑵶𑶊𑵶 𑵶𑶋𑵶 𑵶𑶌𑵶 𑵶𑶍𑵶 𑵶𑶎𑵶 𑵶𑶐𑵶 𑵶𑶑𑵶 𑵶𑶓𑵶 𑵶𑶔𑵶</text:p>
      <text:p text:style-name="P1">11D77: gha 𑵷𑶊𑵷 𑵷𑶋𑵷 𑵷𑶌𑵷 𑵷𑶍𑵷 𑵷𑶎𑵷 𑵷𑶐𑵷 𑵷𑶑𑵷 𑵷𑶓𑵷 𑵷𑶔𑵷</text:p>
      <text:p text:style-name="P1">11D78: da 𑵸𑶊𑵸 𑵸𑶋𑵸 𑵸𑶌𑵸 𑵸𑶍𑵸 𑵸𑶎𑵸 𑵸𑶐𑵸 𑵸𑶑𑵸 𑵸𑶓𑵸 𑵸𑶔𑵸</text:p>
      <text:p text:style-name="P1">11D79: dha 𑵹𑶊𑵹 𑵹𑶋𑵹 𑵹𑶌𑵹 𑵹𑶍𑵹 𑵹𑶎𑵹 𑵹𑶐𑵹 𑵹𑶑𑵹 𑵹𑶓𑵹 𑵹𑶔𑵹</text:p>
      <text:p text:style-name="P1">11D7A: na 𑵺𑶊𑵺 𑵺𑶋𑵺 𑵺𑶌𑵺 𑵺𑶍𑵺 𑵺𑶎𑵺 𑵺𑶐𑵺 𑵺𑶑𑵺 𑵺𑶓𑵺 𑵺𑶔𑵺</text:p>
      <text:p text:style-name="P1">11D7B: ca 𑵻𑶊𑵻 𑵻𑶋𑵻 𑵻𑶌𑵻 𑵻𑶍𑵻 𑵻𑶎𑵻 𑵻𑶐𑵻 𑵻𑶑𑵻 𑵻𑶓𑵻 𑵻𑶔𑵻</text:p>
      <text:p text:style-name="P1">11D7C: cha 𑵼𑶊𑵼 𑵼𑶋𑵼 𑵼𑶌𑵼 𑵼𑶍𑵼 𑵼𑶎𑵼 𑵼𑶐𑵼 𑵼𑶑𑵼 𑵼𑶓𑵼 𑵼𑶔𑵼</text:p>
      <text:p text:style-name="P1">11D7D: tta 𑵽𑶊𑵽 𑵽𑶋𑵽 𑵽𑶌𑵽 𑵽𑶍𑵽 𑵽𑶎𑵽 𑵽𑶐𑵽 𑵽𑶑𑵽 𑵽𑶓𑵽 𑵽𑶔𑵽</text:p>
      <text:p text:style-name="P1">11D7E: ttha 𑵾𑶊𑵾 𑵾𑶋𑵾 𑵾𑶌𑵾 𑵾𑶍𑵾 𑵾𑶎𑵾 𑵾𑶐𑵾 𑵾𑶑𑵾 𑵾𑶓𑵾 𑵾𑶔𑵾</text:p>
      <text:p text:style-name="P1">11D7F: lla 𑵿𑶊𑵿 𑵿𑶋𑵿 𑵿𑶌𑵿 𑵿𑶍𑵿 𑵿𑶎𑵿 𑵿𑶐𑵿 𑵿𑶑𑵿 𑵿𑶓𑵿 𑵿𑶔𑵿</text:p>
      <text:p text:style-name="P1">11D80: ja 𑶀𑶊𑶀 𑶀𑶋𑶀 𑶀𑶌𑶀 𑶀𑶍𑶀 𑶀𑶎𑶀 𑶀𑶐𑶀 𑶀𑶑𑶀 𑶀𑶓𑶀 𑶀𑶔𑶀</text:p>
      <text:p text:style-name="P1">11D81: jha 𑶁𑶊𑶁 𑶁𑶋𑶁 𑶁𑶌𑶁 𑶁𑶍𑶁 𑶁𑶎𑶁 𑶁𑶐𑶁 𑶁𑶑𑶁 𑶁𑶓𑶁 𑶁𑶔𑶁</text:p>
      <text:p text:style-name="P1">11D82: dda 𑶂𑶊𑶂 𑶂𑶋𑶂 𑶂𑶌𑶂 𑶂𑶍𑶂 𑶂𑶎𑶂 𑶂𑶐𑶂 𑶂𑶑𑶂 𑶂𑶓𑶂 𑶂𑶔𑶂</text:p>
      <text:p text:style-name="P1">11D83: ddha 𑶃𑶊𑶃 𑶃𑶋𑶃 𑶃𑶌𑶃 𑶃𑶍𑶃 𑶃𑶎𑶃 𑶃𑶐𑶃 𑶃𑶑𑶃 𑶃𑶓𑶃 𑶃𑶔𑶃</text:p>
      <text:p text:style-name="P1">11D84: nga 𑶄𑶊𑶄 𑶄𑶋𑶄 𑶄𑶌𑶄 𑶄𑶍𑶄 𑶄𑶎𑶄 𑶄𑶐𑶄 𑶄𑶑𑶄 𑶄𑶓𑶄 𑶄𑶔𑶄</text:p>
      <text:p text:style-name="P1">11D85: pa 𑶅𑶊𑶅 𑶅𑶋𑶅 𑶅𑶌𑶅 𑶅𑶍𑶅 𑶅𑶎𑶅 𑶅𑶐𑶅 𑶅𑶑𑶅 𑶅𑶓𑶅 𑶅𑶔𑶅</text:p>
      <text:p text:style-name="P1">11D86: pha 𑶆𑶊𑶆 𑶆𑶋𑶆 𑶆𑶌𑶆 𑶆𑶍𑶆 𑶆𑶎𑶆 𑶆𑶐𑶆 𑶆𑶑𑶆 𑶆𑶓𑶆 𑶆𑶔𑶆</text:p>
      <text:p text:style-name="P1">11D87: ha 𑶇𑶊𑶇 𑶇𑶋𑶇 𑶇𑶌𑶇 𑶇𑶍𑶇 𑶇𑶎𑶇 𑶇𑶐𑶇 𑶇𑶑𑶇 𑶇𑶓𑶇 𑶇𑶔𑶇</text:p>
      <text:p text:style-name="P1">11D88: ra 𑶈𑶊𑶈 𑶈𑶋𑶈 𑶈𑶌𑶈 𑶈𑶍𑶈 𑶈𑶎𑶈 𑶈𑶐𑶈 𑶈𑶑𑶈 𑶈𑶓𑶈 𑶈𑶔𑶈</text:p>
      <text:p text:style-name="P1">11D89: sa 𑶉𑶊𑶉 𑶉𑶋𑶉 𑶉𑶌𑶉 𑶉𑶍𑶉 𑶉𑶎𑶉 𑶉𑶐𑶉 𑶉𑶑𑶉 𑶉𑶓𑶉 𑶉𑶔𑶉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rnoor" svg:font-family="Narnoor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font-name-asian="Noto Serif CJK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10T05:45:45.649395780</dc:date>
    <meta:editing-duration>PT1M6S</meta:editing-duration>
    <meta:editing-cycles>1</meta:editing-cycles>
    <meta:document-statistic meta:table-count="0" meta:image-count="0" meta:object-count="0" meta:page-count="2" meta:paragraph-count="65" meta:word-count="687" meta:character-count="2061" meta:non-whitespace-character-count="1438"/>
    <meta:generator>LibreOffice/7.3.5.2$Linux_X86_64 LibreOffice_project/30$Build-2</meta:generator>
  </office:meta>
</office:document-meta>
</file>